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 style:data-style-name="N4"/>
    <style:style style:name="ce7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st ea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ronze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76200" calcext:value-type="float">
            <text:p>376,200</text:p>
          </table:table-cell>
          <table:table-cell table:formula="of:=[.C2]/[.B2]" office:value-type="float" office:value="627" calcext:value-type="float">
            <text:p>627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on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55610" calcext:value-type="float">
            <text:p>655,610</text:p>
          </table:table-cell>
          <table:table-cell table:formula="of:=[.C3]/[.B3]" office:value-type="float" office:value="1092.68333333333" calcext:value-type="float">
            <text:p>1,092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</text:p>
          </table:table-cell>
          <table:table-cell table:style-name="ce2" office:value-type="float" office:value="720" calcext:value-type="float">
            <text:p>720</text:p>
          </table:table-cell>
          <table:table-cell table:style-name="ce2" table:formula="of:=528000+88000+17600" office:value-type="float" office:value="633600" calcext:value-type="float">
            <text:p>633,600</text:p>
          </table:table-cell>
          <table:table-cell table:formula="of:=[.C4]/[.B4]" office:value-type="float" office:value="880" calcext:value-type="float">
            <text:p>88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hril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67800" calcext:value-type="float">
            <text:p>367,800</text:p>
          </table:table-cell>
          <table:table-cell table:formula="of:=[.C5]/[.B5]" office:value-type="float" office:value="613" calcext:value-type="float">
            <text:p>613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amant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068761" calcext:value-type="float">
            <text:p>1,068,761</text:p>
          </table:table-cell>
          <table:table-cell table:formula="of:=[.C6]/[.B6]" office:value-type="float" office:value="1781.26833333333" calcext:value-type="float">
            <text:p>1,781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e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634208" calcext:value-type="float">
            <text:p>1,634,208</text:p>
          </table:table-cell>
          <table:table-cell table:formula="of:=[.C7]/[.B7]" office:value-type="float" office:value="2723.68" calcext:value-type="float">
            <text:p>2,723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ikalkum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856499" calcext:value-type="float">
            <text:p>2,856,499</text:p>
          </table:table-cell>
          <table:table-cell table:formula="of:=[.C8]/[.B8]" office:value-type="float" office:value="4760.83166666667" calcext:value-type="float">
            <text:p>4,760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cronium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510000" calcext:value-type="float">
            <text:p>3,510,000</text:p>
          </table:table-cell>
          <table:table-cell table:formula="of:=[.C9]/[.B9]" office:value-type="float" office:value="5850" calcext:value-type="float">
            <text:p>5,85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e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3858000" calcext:value-type="float">
            <text:p>3,858,000</text:p>
          </table:table-cell>
          <table:table-cell table:formula="of:=[.C10]/[.B10]" office:value-type="float" office:value="6430" calcext:value-type="float">
            <text:p>6,43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der rune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939400" calcext:value-type="float">
            <text:p>5,939,400</text:p>
          </table:table-cell>
          <table:table-cell table:formula="of:=[.C11]/[.B11]" office:value-type="float" office:value="9899" calcext:value-type="float">
            <text:p>9,899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the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7200" calcext:value-type="float">
            <text:p>7,200</text:p>
          </table:table-cell>
          <table:table-cell table:formula="of:=[.C12]/[.B12]" office:value-type="float" office:value="600" calcext:value-type="float">
            <text:p>600.00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2:.B12])" office:value-type="float" office:value="6132" calcext:value-type="float">
            <text:p>6,132</text:p>
          </table:table-cell>
          <table:table-cell table:style-name="ce2" table:formula="of:=SUM([.C2:.C12])" office:value-type="float" office:value="20907278" calcext:value-type="float">
            <text:p>20,907,278</text:p>
          </table:table-cell>
          <table:table-cell table:style-name="ce2" table:formula="of:=SUM([.D2:.D12])" office:value-type="float" office:value="35257.4633333333" calcext:value-type="float">
            <text:p>35,25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lloy Bar</text:p>
          </table:table-cell>
          <table:table-cell table:style-name="ce1" office:value-type="string" calcext:value-type="string">
            <text:p># Previous</text:p>
          </table:table-cell>
          <table:table-cell table:style-name="ce1" office:value-type="string" calcext:value-type="string">
            <text:p>Worth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GP/H</text:p>
          </table:table-cell>
          <table:table-cell table:style-name="ce1" office:value-type="string" calcext:value-type="string">
            <text:p>Total Raws</text:p>
          </table:table-cell>
          <table:table-cell table:style-name="ce1" office:value-type="string" calcext:value-type="string">
            <text:p>Total Hours</text:p>
          </table:table-cell>
          <table:table-cell table:style-name="ce1" office:value-type="string" calcext:value-type="string">
            <text:p>Total Profit</text:p>
          </table:table-cell>
          <table:table-cell table:style-name="ce1" office:value-type="string" calcext:value-type="string">
            <text:p>Total Investment</text:p>
          </table:table-cell>
        </table:table-row>
        <table:table-row table:style-name="ro1">
          <table:table-cell office:value-type="string" calcext:value-type="string">
            <text:p>Concentrated</text:p>
          </table:table-cell>
          <table:table-cell office:value-type="float" office:value="1" calcext:value-type="float">
            <text:p>1</text:p>
          </table:table-cell>
          <table:table-cell office:value-type="float" office:value="38236" calcext:value-type="float">
            <text:p>38,236.00</text:p>
          </table:table-cell>
          <table:table-cell table:formula="of:=[.C16]-[.B16]*[.D13]" office:value-type="float" office:value="2978.53666666667" calcext:value-type="float">
            <text:p>2,978.54</text:p>
          </table:table-cell>
          <table:table-cell table:style-name="ce3" office:value-type="float" office:value="1.8" calcext:value-type="float">
            <text:p>1.80</text:p>
          </table:table-cell>
          <table:table-cell table:style-name="ce3" table:formula="of:=3600/[.E16]*[.D16]" office:value-type="float" office:value="5957073.33333333" calcext:value-type="float">
            <text:p>5,957,073.33</text:p>
          </table:table-cell>
          <table:table-cell table:style-name="ce3" table:formula="of:=3600/[.E16]*[.B16]*[.H16]" office:value-type="float" office:value="6000" calcext:value-type="float">
            <text:p>6,000.00</text:p>
          </table:table-cell>
          <table:table-cell office:value-type="float" office:value="3" calcext:value-type="float">
            <text:p>3</text:p>
          </table:table-cell>
          <table:table-cell table:style-name="ce3" table:formula="of:=[.H16]*[.F16]" office:value-type="float" office:value="17871220" calcext:value-type="float">
            <text:p>17,871,220.00</text:p>
          </table:table-cell>
          <table:table-cell table:style-name="ce3" table:formula="of:=[.G16]*[.$D$13]" office:value-type="float" office:value="211544780" calcext:value-type="float">
            <text:p>211,544,780.00</text:p>
          </table:table-cell>
        </table:table-row>
        <table:table-row table:style-name="ro1">
          <table:table-cell office:value-type="string" calcext:value-type="string">
            <text:p>Enriched</text:p>
          </table:table-cell>
          <table:table-cell office:value-type="float" office:value="5" calcext:value-type="float">
            <text:p>5</text:p>
          </table:table-cell>
          <table:table-cell office:value-type="float" office:value="192182" calcext:value-type="float">
            <text:p>192,182.00</text:p>
          </table:table-cell>
          <table:table-cell table:formula="of:=[.C17]-[.B17]*[.C16]" office:value-type="float" office:value="1002" calcext:value-type="float">
            <text:p>1,002.00</text:p>
          </table:table-cell>
          <table:table-cell table:style-name="ce3" office:value-type="float" office:value="1.8" calcext:value-type="float">
            <text:p>1.80</text:p>
          </table:table-cell>
          <table:table-cell table:style-name="ce3" table:formula="of:=3600/[.E17]*[.D17]" office:value-type="float" office:value="2004000" calcext:value-type="float">
            <text:p>2,004,000.00</text:p>
          </table:table-cell>
          <table:table-cell table:style-name="ce3" table:formula="of:=3600/[.E17]*[.B17]*[.H17]" office:value-type="float" office:value="30000" calcext:value-type="float">
            <text:p>30,000.00</text:p>
          </table:table-cell>
          <table:table-cell table:formula="of:=[.H16]" office:value-type="float" office:value="3" calcext:value-type="float">
            <text:p>3</text:p>
          </table:table-cell>
          <table:table-cell table:style-name="ce3" table:formula="of:=[.H17]*[.F17]" office:value-type="float" office:value="6012000" calcext:value-type="float">
            <text:p>6,012,000.00</text:p>
          </table:table-cell>
          <table:table-cell table:style-name="ce3" table:formula="of:=[.G17]*[.$D$13]" office:value-type="float" office:value="1057723900" calcext:value-type="float">
            <text:p>1,057,723,900.00</text:p>
          </table:table-cell>
        </table:table-row>
        <table:table-row table:style-name="ro1">
          <table:table-cell office:value-type="string" calcext:value-type="string">
            <text:p>Immaculate</text:p>
          </table:table-cell>
          <table:table-cell office:value-type="float" office:value="10" calcext:value-type="float">
            <text:p>10</text:p>
          </table:table-cell>
          <table:table-cell office:value-type="float" office:value="551588" calcext:value-type="float">
            <text:p>551,588.00</text:p>
          </table:table-cell>
          <table:table-cell table:formula="of:=[.C18]-[.B18]*[.C17]" office:value-type="float" office:value="-1370232" calcext:value-type="float">
            <text:p>-1,370,232.00</text:p>
          </table:table-cell>
          <table:table-cell table:style-name="ce3" table:formula="of:=1.8" office:value-type="float" office:value="1.8" calcext:value-type="float">
            <text:p>1.80</text:p>
          </table:table-cell>
          <table:table-cell table:style-name="ce3" table:formula="of:=3600/[.E18]*[.D18]" office:value-type="float" office:value="-2740464000" calcext:value-type="float">
            <text:p>-2,740,464,000.00</text:p>
          </table:table-cell>
          <table:table-cell table:style-name="ce3" table:formula="of:=3600/[.E18]*[.B18]*[.H18]" office:value-type="float" office:value="60000" calcext:value-type="float">
            <text:p>60,000.00</text:p>
          </table:table-cell>
          <table:table-cell table:formula="of:=[.H16]" office:value-type="float" office:value="3" calcext:value-type="float">
            <text:p>3</text:p>
          </table:table-cell>
          <table:table-cell table:style-name="ce3" table:formula="of:=[.H18]*[.F18]" office:value-type="float" office:value="-8221392000" calcext:value-type="float">
            <text:p>-8,221,392,000.00</text:p>
          </table:table-cell>
          <table:table-cell table:style-name="ce3" table:formula="of:=[.G18]*[.$D$13]" office:value-type="float" office:value="2115447800" calcext:value-type="float">
            <text:p>2,115,447,800.00</text:p>
          </table:table-cell>
        </table:table-row>
        <table:table-row table:style-name="ro1">
          <table:table-cell office:value-type="string" calcext:value-type="string">
            <text:p>Glorious</text:p>
          </table:table-cell>
          <table:table-cell office:value-type="float" office:value="1" calcext:value-type="float">
            <text:p>1</text:p>
          </table:table-cell>
          <table:table-cell office:value-type="float" office:value="2719073" calcext:value-type="float">
            <text:p>2,719,073.00</text:p>
          </table:table-cell>
          <table:table-cell table:formula="of:=[.C19]-[.B19]*[.C18]" office:value-type="float" office:value="2167485" calcext:value-type="float">
            <text:p>2,167,485.00</text:p>
          </table:table-cell>
          <table:table-cell table:style-name="ce3" table:formula="of:=2004*0.6" office:value-type="float" office:value="1202.4" calcext:value-type="float">
            <text:p>1,202.40</text:p>
          </table:table-cell>
          <table:table-cell table:style-name="ce3" table:formula="of:=3600/[.E19]*[.D19]" office:value-type="float" office:value="6489476.04790419" calcext:value-type="float">
            <text:p>6,489,476.05</text:p>
          </table:table-cell>
          <table:table-cell table:style-name="ce3" table:formula="of:=3600/[.E19]*[.B19]*[.H19]" office:value-type="float" office:value="8.98203592814371" calcext:value-type="float">
            <text:p>8.98</text:p>
          </table:table-cell>
          <table:table-cell table:formula="of:=[.H16]" office:value-type="float" office:value="3" calcext:value-type="float">
            <text:p>3</text:p>
          </table:table-cell>
          <table:table-cell table:style-name="ce3" table:formula="of:=[.H19]*[.F19]" office:value-type="float" office:value="19468428.1437126" calcext:value-type="float">
            <text:p>19,468,428.14</text:p>
          </table:table-cell>
          <table:table-cell table:style-name="ce3" table:formula="of:=[.G19]*[.$D$13]" office:value-type="float" office:value="316683.802395209" calcext:value-type="float">
            <text:p>316,683.80</text:p>
          </table:table-cell>
        </table:table-row>
        <table:table-row table:style-name="ro1">
          <table:table-cell table:number-columns-repeated="4"/>
          <table:table-cell table:style-name="ce3" table:number-columns-repeated="3"/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Direkt Enriched</text:p>
          </table:table-cell>
          <table:table-cell office:value-type="float" office:value="5" calcext:value-type="float">
            <text:p>5</text:p>
          </table:table-cell>
          <table:table-cell office:value-type="float" office:value="192182" calcext:value-type="float">
            <text:p>192,182.00</text:p>
          </table:table-cell>
          <table:table-cell table:formula="of:=[.C21]-5*[.D13]" office:value-type="float" office:value="15894.6833333333" calcext:value-type="float">
            <text:p>15,894.68</text:p>
          </table:table-cell>
          <table:table-cell table:style-name="ce3" table:formula="of:=6*1.8" office:value-type="float" office:value="10.8" calcext:value-type="float">
            <text:p>10.80</text:p>
          </table:table-cell>
          <table:table-cell table:style-name="ce3" table:formula="of:=3600/[.E21]*[.D21]" office:value-type="float" office:value="5298227.77777777" calcext:value-type="float">
            <text:p>5,298,227.78</text:p>
          </table:table-cell>
          <table:table-cell table:style-name="ce3" table:formula="of:=3600/[.E21]*[.B21]*[.H21]" office:value-type="float" office:value="5000" calcext:value-type="float">
            <text:p>5,000.00</text:p>
          </table:table-cell>
          <table:table-cell table:formula="of:=[.H16]" office:value-type="float" office:value="3" calcext:value-type="float">
            <text:p>3</text:p>
          </table:table-cell>
          <table:table-cell table:style-name="ce3" table:formula="of:=[.H21]*[.F21]" office:value-type="float" office:value="15894683.3333333" calcext:value-type="float">
            <text:p>15,894,683.33</text:p>
          </table:table-cell>
          <table:table-cell table:style-name="ce3" table:formula="of:=[.G21]*[.$D$13]" office:value-type="float" office:value="176287316.666666" calcext:value-type="float">
            <text:p>176,287,316.67</text:p>
          </table:table-cell>
        </table:table-row>
        <table:table-row table:style-name="ro1">
          <table:table-cell office:value-type="string" calcext:value-type="string">
            <text:p>Direkt Glorious</text:p>
          </table:table-cell>
          <table:table-cell table:formula="of:=50" office:value-type="float" office:value="50" calcext:value-type="float">
            <text:p>50</text:p>
          </table:table-cell>
          <table:table-cell office:value-type="float" office:value="2719073" calcext:value-type="float">
            <text:p>2,719,073.00</text:p>
          </table:table-cell>
          <table:table-cell table:formula="of:=[.C22]-[.B22]*[.D13]" office:value-type="float" office:value="956199.833333333" calcext:value-type="float">
            <text:p>956,199.83</text:p>
          </table:table-cell>
          <table:table-cell table:style-name="ce3" table:formula="of:=7*1.8+1202.4" office:value-type="float" office:value="1215" calcext:value-type="float">
            <text:p>1,215.00</text:p>
          </table:table-cell>
          <table:table-cell table:style-name="ce3" table:formula="of:=3600/[.E22]*[.D22]" office:value-type="float" office:value="2833184.69135802" calcext:value-type="float">
            <text:p>2,833,184.69</text:p>
          </table:table-cell>
          <table:table-cell table:style-name="ce3" table:formula="of:=3600/[.E22]*[.B22]*[.H22]" office:value-type="float" office:value="444.444444444444" calcext:value-type="float">
            <text:p>444.44</text:p>
          </table:table-cell>
          <table:table-cell table:formula="of:=[.H16]" office:value-type="float" office:value="3" calcext:value-type="float">
            <text:p>3</text:p>
          </table:table-cell>
          <table:table-cell table:style-name="ce3" table:formula="of:=[.H22]*[.F22]" office:value-type="float" office:value="8499554.07407406" calcext:value-type="float">
            <text:p>8,499,554.07</text:p>
          </table:table-cell>
          <table:table-cell table:style-name="ce3" table:formula="of:=[.G22]*[.$D$13]" office:value-type="float" office:value="15669983.7037037" calcext:value-type="float">
            <text:p>15,669,983.70</text:p>
          </table:table-cell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>
            <text:p>Masterwork </text:p>
          </table:table-cell>
          <table:table-cell table:style-name="ce1" office:value-type="string" calcext:value-type="string">
            <text:p># Bars</text:p>
          </table:table-cell>
          <table:table-cell table:style-name="ce7" office:value-type="string" calcext:value-type="string">
            <text:p>Worth</text:p>
          </table:table-cell>
          <table:table-cell table:style-name="ce7" office:value-type="string" calcext:value-type="string">
            <text:p>Worth per bar</text:p>
          </table:table-cell>
          <table:table-cell table:style-name="ce7" office:value-type="string" calcext:value-type="string">
            <text:p>Profit</text:p>
          </table:table-cell>
          <table:table-cell table:style-name="ce7" office:value-type="string" calcext:value-type="string">
            <text:p>Profit per 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lm</text:p>
          </table:table-cell>
          <table:table-cell office:value-type="float" office:value="2" calcext:value-type="float">
            <text:p>2</text:p>
          </table:table-cell>
          <table:table-cell office:value-type="float" office:value="9598879" calcext:value-type="float">
            <text:p>9,598,879.00</text:p>
          </table:table-cell>
          <table:table-cell table:formula="of:=[.C25]/[.B25]" office:value-type="float" office:value="4799439.5" calcext:value-type="float">
            <text:p>4,799,439.50</text:p>
          </table:table-cell>
          <table:table-cell table:style-name="ce3" table:formula="of:=[.C25]-[.B25]*[.C19]" office:value-type="float" office:value="4160733" calcext:value-type="float">
            <text:p>4,160,733.00</text:p>
          </table:table-cell>
          <table:table-cell table:style-name="ce3" table:formula="of:=[.E25]/[.B25]" office:value-type="float" office:value="2080366.5" calcext:value-type="float">
            <text:p>2,080,366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5" calcext:value-type="float">
            <text:p>5</text:p>
          </table:table-cell>
          <table:table-cell office:value-type="float" office:value="20979710" calcext:value-type="float">
            <text:p>20,979,710.00</text:p>
          </table:table-cell>
          <table:table-cell table:formula="of:=[.C26]/[.B26]" office:value-type="float" office:value="4195942" calcext:value-type="float">
            <text:p>4,195,942.00</text:p>
          </table:table-cell>
          <table:table-cell table:style-name="ce3" table:formula="of:=[.C26]-[.B26]*[.C19]" office:value-type="float" office:value="7384345" calcext:value-type="float">
            <text:p>7,384,345.00</text:p>
          </table:table-cell>
          <table:table-cell table:style-name="ce3" table:formula="of:=[.E26]/[.B26]" office:value-type="float" office:value="1476869" calcext:value-type="float">
            <text:p>1,476,869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3" calcext:value-type="float">
            <text:p>3</text:p>
          </table:table-cell>
          <table:table-cell office:value-type="float" office:value="14763986" calcext:value-type="float">
            <text:p>14,763,986.00</text:p>
          </table:table-cell>
          <table:table-cell table:formula="of:=[.C27]/[.B27]" office:value-type="float" office:value="4921328.66666667" calcext:value-type="float">
            <text:p>4,921,328.67</text:p>
          </table:table-cell>
          <table:table-cell table:style-name="ce3" table:formula="of:=[.C27]-[.B27]*[.C19]" office:value-type="float" office:value="6606767" calcext:value-type="float">
            <text:p>6,606,767.00</text:p>
          </table:table-cell>
          <table:table-cell table:style-name="ce3" table:formula="of:=[.E27]/[.B27]" office:value-type="float" office:value="2202255.66666667" calcext:value-type="float">
            <text:p>2,202,255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ves</text:p>
          </table:table-cell>
          <table:table-cell office:value-type="float" office:value="1" calcext:value-type="float">
            <text:p>1</text:p>
          </table:table-cell>
          <table:table-cell office:value-type="float" office:value="4371530" calcext:value-type="float">
            <text:p>4,371,530.00</text:p>
          </table:table-cell>
          <table:table-cell table:formula="of:=[.C28]/[.B28]" office:value-type="float" office:value="4371530" calcext:value-type="float">
            <text:p>4,371,530.00</text:p>
          </table:table-cell>
          <table:table-cell table:style-name="ce3" table:formula="of:=[.C28]-[.B28]*[.C19]" office:value-type="float" office:value="1652457" calcext:value-type="float">
            <text:p>1,652,457.00</text:p>
          </table:table-cell>
          <table:table-cell table:style-name="ce3" table:formula="of:=[.E28]/[.B28]" office:value-type="float" office:value="1652457" calcext:value-type="float">
            <text:p>1,652,457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ts</text:p>
          </table:table-cell>
          <table:table-cell office:value-type="float" office:value="1" calcext:value-type="float">
            <text:p>1</text:p>
          </table:table-cell>
          <table:table-cell office:value-type="float" office:value="4877914" calcext:value-type="float">
            <text:p>4,877,914.00</text:p>
          </table:table-cell>
          <table:table-cell table:formula="of:=[.C29]/[.B29]" office:value-type="float" office:value="4877914" calcext:value-type="float">
            <text:p>4,877,914.00</text:p>
          </table:table-cell>
          <table:table-cell table:style-name="ce3" table:formula="of:=[.C29]-[.B29]*[.C19]" office:value-type="float" office:value="2158841" calcext:value-type="float">
            <text:p>2,158,841.00</text:p>
          </table:table-cell>
          <table:table-cell table:style-name="ce3" table:formula="of:=[.E29]/[.B29]" office:value-type="float" office:value="2158841" calcext:value-type="float">
            <text:p>2,158,841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15:14:42.954693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09:02:49.670416568</meta:creation-date>
    <dc:date>2019-08-23T15:23:05.251824719</dc:date>
    <meta:editing-duration>PT3H11M56S</meta:editing-duration>
    <meta:editing-cycles>6</meta:editing-cycles>
    <meta:generator>LibreOffice/6.0.7.3$Linux_X86_64 LibreOffice_project/00m0$Build-3</meta:generator>
    <meta:document-statistic meta:table-count="1" meta:cell-count="158" meta:object-count="0"/>
  </office:meta>
</office:document-meta>
</file>